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05e"/>
    </style:style>
    <style:style style:name="P2" style:family="paragraph" style:parent-style-name="Standard">
      <style:text-properties officeooo:rsid="000a105e" officeooo:paragraph-rsid="000a105e"/>
    </style:style>
    <style:style style:name="P3" style:family="paragraph" style:parent-style-name="Standard">
      <style:text-properties officeooo:rsid="000cc4c0" officeooo:paragraph-rsid="000cc4c0"/>
    </style:style>
    <style:style style:name="P4" style:family="paragraph" style:parent-style-name="Standard">
      <style:text-properties officeooo:rsid="000debe8" officeooo:paragraph-rsid="000de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sation du site la chouette agence</text:p>
      <text:p text:style-name="P2">1.les méta-titles</text:p>
      <text:p text:style-name="P2">2.les méta-description</text:p>
      <text:p text:style-name="P2">3.balisage hn</text:p>
      <text:p text:style-name="P2"/>
      <text:p text:style-name="P2"/>
      <text:p text:style-name="P3">absence de définition de la langue (seo)=&lt;html lang="Default"&gt;</text:p>
      <text:p text:style-name="P3">les mots-clés ne correspondent pas répétitions="seo, google, site web, site internet, agence design paris, agence design, agence design,agence design,agence design,agence design,agence design,agence design,agence design,agence design"&gt;</text:p>
      <text:p text:style-name="P3">absence du titre du site ou de la page=&lt;title&gt;.&lt;/title&gt;</text:p>
      <text:p text:style-name="P4">lien texte mal nommé=&lt;a href="page2.html"&gt;page2 &amp;gt;&lt;/a&gt;</text:p>
      <text:p text:style-name="P4">&lt;img alt="agence web, agence web paris, web design paris, stratégie web" src="img/title.png" /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01:03:15.991000000</meta:creation-date>
    <dc:date>2021-12-30T13:52:23.956000000</dc:date>
    <meta:editing-duration>P3DT15H9M48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9" meta:word-count="73" meta:character-count="594" meta:non-whitespace-character-count="530"/>
  </office:meta>
</office:document-meta>
</file>